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Filter.getDocIdSet( IndexReader reader , int [ ] logic , int [ ]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edFilter.finalResult( OpenBitSetDISI result , int max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edFilter.getDISI( Filter filter ,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Filter.getDocIdSet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inedFilter.initialResult( IndexReader reader , int logic , int [ ]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edFilter.doChain( OpenBitSetDISI result , int logic , DocIdSet di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inedFilter.ChainedFilter( Filter [ ]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Filt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inedFilter.ChainedFilter( Filter [ ] chain , int [ ] logic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Filter.getDocIdSet( IndexReader reader , int logic , int [ ]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edFilter.ChainedFilter( Filter [ ] chain , int log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